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Pvm</text:p>
          </table:table-cell>
          <table:table-cell office:value-type="string">
            <text:p>Git-tunniste</text:p>
          </table:table-cell>
          <table:table-cell office:value-type="string">
            <text:p>Työaika/h</text:p>
          </table:table-cell>
          <table:table-cell office:value-type="string">
            <text:p>Muutetu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table:style-name="ce1"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12.03.2012</text:date>, <text:time>21:36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2T21:36:00</dc:date>
    <dc:creator>AT </dc:creator>
    <meta:editing-duration>PT00H00M12S</meta:editing-duration>
    <meta:editing-cycles>2</meta:editing-cycles>
    <meta:generator>OpenOffice.org/3.2$Linux OpenOffice.org_project/320m12$Build-9483</meta:generator>
    <meta:document-statistic meta:table-count="3" meta:cell-count="18" meta:object-count="0"/>
  </office:meta>
</office:document-meta>
</file>